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e49c" officeooo:paragraph-rsid="0014e49c"/>
    </style:style>
    <style:style style:name="P2" style:family="paragraph" style:parent-style-name="Standard">
      <style:paragraph-properties fo:line-height="150%"/>
      <style:text-properties officeooo:rsid="0014e49c" officeooo:paragraph-rsid="0014e49c"/>
    </style:style>
    <style:style style:name="P3" style:family="paragraph" style:parent-style-name="Standard">
      <style:paragraph-properties fo:text-align="center" style:justify-single-word="false"/>
      <style:text-properties fo:font-size="32pt" officeooo:rsid="0014e49c" officeooo:paragraph-rsid="0014e49c" style:font-size-asian="32pt" style:font-size-complex="32pt"/>
    </style:style>
    <style:style style:name="P4" style:family="paragraph" style:parent-style-name="Standard">
      <style:paragraph-properties fo:line-height="150%"/>
      <style:text-properties fo:font-weight="normal" officeooo:rsid="0014e49c" officeooo:paragraph-rsid="001abe60" style:font-weight-asian="normal" style:font-weight-complex="normal"/>
    </style:style>
    <style:style style:name="P5" style:family="paragraph" style:parent-style-name="Standard">
      <style:paragraph-properties fo:line-height="150%"/>
      <style:text-properties officeooo:rsid="0016337e" officeooo:paragraph-rsid="0016337e"/>
    </style:style>
    <style:style style:name="P6" style:family="paragraph" style:parent-style-name="Standard">
      <style:paragraph-properties fo:padding="0.0291in" fo:border-left="none" fo:border-right="none" fo:border-top="none" fo:border-bottom="0.99pt solid #000000" style:join-border="false"/>
      <style:text-properties officeooo:rsid="0014e49c" officeooo:paragraph-rsid="0014e49c"/>
    </style:style>
    <style:style style:name="P7" style:family="paragraph" style:parent-style-name="Text_20_body">
      <style:paragraph-properties fo:line-height="150%"/>
      <style:text-properties officeooo:rsid="005e213a" officeooo:paragraph-rsid="005e213a"/>
    </style:style>
    <style:style style:name="P8" style:family="paragraph" style:parent-style-name="Standard">
      <style:paragraph-properties fo:line-height="150%"/>
      <style:text-properties officeooo:rsid="005f8c4e" officeooo:paragraph-rsid="005f8c4e"/>
    </style:style>
    <style:style style:name="P9" style:family="paragraph" style:parent-style-name="Standard">
      <style:paragraph-properties fo:line-height="150%"/>
      <style:text-properties fo:font-weight="normal" officeooo:rsid="0014e49c" officeooo:paragraph-rsid="001abe60" style:font-weight-asian="normal" style:font-weight-complex="normal"/>
    </style:style>
    <style:style style:name="P10" style:family="paragraph" style:parent-style-name="Text_20_body">
      <style:paragraph-properties fo:line-height="150%"/>
      <style:text-properties officeooo:rsid="005f8c4e" officeooo:paragraph-rsid="005f8c4e"/>
    </style:style>
    <style:style style:name="P11" style:family="paragraph" style:parent-style-name="Text_20_body">
      <style:paragraph-properties fo:line-height="150%"/>
      <style:text-properties officeooo:paragraph-rsid="00626b3b"/>
    </style:style>
    <style:style style:name="P12" style:family="paragraph" style:parent-style-name="Text_20_body">
      <style:paragraph-properties fo:line-height="150%"/>
      <style:text-properties officeooo:rsid="00608831" officeooo:paragraph-rsid="00608831"/>
    </style:style>
    <style:style style:name="P13" style:family="paragraph" style:parent-style-name="Text_20_body">
      <style:paragraph-properties fo:line-height="150%"/>
      <style:text-properties officeooo:rsid="005ef275" officeooo:paragraph-rsid="003cfaa6"/>
    </style:style>
    <style:style style:name="P14" style:family="paragraph" style:parent-style-name="Text_20_body">
      <style:paragraph-properties fo:line-height="150%"/>
      <style:text-properties officeooo:rsid="0061bc46" officeooo:paragraph-rsid="0061bc46"/>
    </style:style>
    <style:style style:name="P15" style:family="paragraph" style:parent-style-name="Text_20_body">
      <style:paragraph-properties fo:line-height="150%"/>
      <style:text-properties officeooo:rsid="00626b3b" officeooo:paragraph-rsid="00626b3b"/>
    </style:style>
    <style:style style:name="P16" style:family="paragraph" style:parent-style-name="Text_20_body">
      <style:paragraph-properties fo:line-height="150%"/>
      <style:text-properties officeooo:rsid="0062d11a" officeooo:paragraph-rsid="0062d11a"/>
    </style:style>
    <style:style style:name="P17" style:family="paragraph" style:parent-style-name="Text_20_body">
      <style:paragraph-properties fo:line-height="150%"/>
      <style:text-properties officeooo:rsid="0064afca" officeooo:paragraph-rsid="0064afca"/>
    </style:style>
    <style:style style:name="P18" style:family="paragraph" style:parent-style-name="Heading_20_1">
      <style:paragraph-properties fo:line-height="150%"/>
      <style:text-properties officeooo:paragraph-rsid="001abe60"/>
    </style:style>
    <style:style style:name="P19" style:family="paragraph" style:parent-style-name="Heading_20_1">
      <style:paragraph-properties fo:line-height="150%"/>
      <style:text-properties officeooo:paragraph-rsid="00666da7"/>
    </style:style>
    <style:style style:name="P20" style:family="paragraph" style:parent-style-name="Heading_20_1">
      <style:paragraph-properties fo:break-before="page"/>
    </style:style>
    <style:style style:name="P21" style:family="paragraph" style:parent-style-name="Heading_20_1">
      <style:paragraph-properties fo:line-height="150%" fo:break-before="page"/>
    </style:style>
    <style:style style:name="P22" style:family="paragraph" style:parent-style-name="Heading_20_1">
      <style:paragraph-properties fo:line-height="150%" fo:break-before="page"/>
      <style:text-properties officeooo:paragraph-rsid="001abe60"/>
    </style:style>
    <style:style style:name="P23" style:family="paragraph" style:parent-style-name="Heading_20_2">
      <style:paragraph-properties fo:line-height="150%"/>
      <style:text-properties officeooo:paragraph-rsid="00608831"/>
    </style:style>
    <style:style style:name="P24" style:family="paragraph" style:parent-style-name="Heading_20_2">
      <style:paragraph-properties fo:line-height="150%"/>
      <style:text-properties style:font-name="Liberation Serif1" fo:font-size="12pt" fo:font-weight="bold" officeooo:rsid="00608831" officeooo:paragraph-rsid="0061bc46" style:font-name-asian="Droid Sans Fallback" style:font-size-asian="16.1000003814697pt" style:font-weight-asian="bold" style:font-name-complex="Lohit Marathi" style:font-size-complex="16.1000003814697pt" style:font-weight-complex="bold"/>
    </style:style>
    <style:style style:name="P25" style:family="paragraph" style:parent-style-name="Heading_20_2">
      <style:paragraph-properties fo:line-height="150%"/>
      <style:text-properties style:font-name="Liberation Serif1" fo:font-size="12pt" fo:font-weight="bold" officeooo:rsid="00608831" officeooo:paragraph-rsid="00626b3b" style:font-name-asian="Droid Sans Fallback" style:font-size-asian="16.1000003814697pt" style:font-weight-asian="bold" style:font-name-complex="Lohit Marathi" style:font-size-complex="16.1000003814697pt" style:font-weight-complex="bold"/>
    </style:style>
    <style:style style:name="P26" style:family="paragraph" style:parent-style-name="Heading_20_2">
      <style:paragraph-properties fo:line-height="150%"/>
      <style:text-properties style:font-name="Liberation Serif1" fo:font-size="12pt" fo:font-weight="bold" officeooo:rsid="00608831" officeooo:paragraph-rsid="0064afca" style:font-name-asian="Droid Sans Fallback" style:font-size-asian="16.1000003814697pt" style:font-weight-asian="bold" style:font-name-complex="Lohit Marathi" style:font-size-complex="16.1000003814697pt" style:font-weight-complex="bold"/>
    </style:style>
    <style:style style:name="P27" style:family="paragraph" style:parent-style-name="Heading_20_2">
      <style:paragraph-properties fo:line-height="150%"/>
      <style:text-properties officeooo:rsid="00608831" officeooo:paragraph-rsid="0064afca"/>
    </style:style>
    <style:style style:name="P28" style:family="paragraph" style:parent-style-name="Heading_20_2">
      <style:paragraph-properties fo:margin-left="0in" fo:margin-right="0in" fo:line-height="150%" fo:text-indent="-0.4in" style:auto-text-indent="false"/>
      <style:text-properties officeooo:paragraph-rsid="005f8c4e"/>
    </style:style>
    <style:style style:name="P29" style:family="paragraph" style:parent-style-name="Heading_20_2">
      <style:paragraph-properties fo:margin-left="0in" fo:margin-right="0in" fo:line-height="150%" fo:text-indent="-0.4in" style:auto-text-indent="false"/>
      <style:text-properties officeooo:rsid="0016337e" officeooo:paragraph-rsid="005f8c4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abe60" style:font-weight-asian="bold" style:font-weight-complex="bold"/>
    </style:style>
    <style:style style:name="T3" style:family="text">
      <style:text-properties officeooo:rsid="001a8d0a"/>
    </style:style>
    <style:style style:name="T4" style:family="text">
      <style:text-properties officeooo:rsid="001abe60"/>
    </style:style>
    <style:style style:name="T5" style:family="text">
      <style:text-properties officeooo:rsid="001cacd4"/>
    </style:style>
    <style:style style:name="T6" style:family="text">
      <style:text-properties officeooo:rsid="005f8c4e"/>
    </style:style>
    <style:style style:name="T7" style:family="text">
      <style:text-properties officeooo:rsid="00608831"/>
    </style:style>
    <style:style style:name="T8" style:family="text">
      <style:text-properties officeooo:rsid="0061bc46"/>
    </style:style>
    <style:style style:name="T9" style:family="text">
      <style:text-properties fo:font-weight="normal" style:font-weight-asian="normal" style:font-weight-complex="normal"/>
    </style:style>
    <style:style style:name="T10" style:family="text">
      <style:text-properties fo:font-weight="normal" officeooo:rsid="00626b3b" style:font-weight-asian="normal" style:font-weight-complex="normal"/>
    </style:style>
    <style:style style:name="T11" style:family="text">
      <style:text-properties officeooo:rsid="00626b3b"/>
    </style:style>
    <style:style style:name="T12" style:family="text">
      <style:text-properties style:font-name="Liberation Serif1" fo:font-size="12pt" fo:font-weight="bold" style:font-name-asian="Droid Sans Fallback" style:font-size-asian="16.1000003814697pt" style:font-weight-asian="bold" style:font-name-complex="Lohit Marathi" style:font-size-complex="16.1000003814697pt" style:font-weight-complex="bold"/>
    </style:style>
    <style:style style:name="T13" style:family="text">
      <style:text-properties style:font-name="Liberation Serif1" fo:font-size="12pt" fo:font-weight="bold" officeooo:rsid="00608831" style:font-name-asian="Droid Sans Fallback" style:font-size-asian="16.1000003814697pt" style:font-weight-asian="bold" style:font-name-complex="Lohit Marathi" style:font-size-complex="16.1000003814697pt" style:font-weight-complex="bold"/>
    </style:style>
    <style:style style:name="T14" style:family="text">
      <style:text-properties style:font-name="Liberation Serif1" fo:font-size="12pt" fo:font-weight="bold" officeooo:rsid="0064afca" style:font-name-asian="Droid Sans Fallback" style:font-size-asian="16.1000003814697pt" style:font-weight-asian="bold" style:font-name-complex="Lohit Marathi" style:font-size-complex="16.1000003814697pt" style:font-weight-complex="bold"/>
    </style:style>
    <style:style style:name="T15" style:family="text">
      <style:text-properties style:font-name="Liberation Serif1" fo:font-size="12pt" fo:font-weight="bold" officeooo:rsid="00666da7" style:font-name-asian="Droid Sans Fallback" style:font-size-asian="16.1000003814697pt" style:font-weight-asian="bold" style:font-name-complex="Lohit Marathi" style:font-size-complex="16.1000003814697pt" style:font-weight-complex="bold"/>
    </style:style>
    <style:style style:name="T16" style:family="text">
      <style:text-properties officeooo:rsid="0062d11a"/>
    </style:style>
    <style:style style:name="T17" style:family="text">
      <style:text-properties officeooo:rsid="0064afca"/>
    </style:style>
    <style:style style:name="T18" style:family="text">
      <style:text-properties officeooo:rsid="00666da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3"/>
      <text:p text:style-name="P3"/>
      <text:p text:style-name="P3"/>
      <text:p text:style-name="P3">Bitácora del Desarrollador</text:p>
      <text:p text:style-name="P3">Proyecto – <text:span text:style-name="T6">Lightweight Dynamic Memory Manager</text:span></text:p>
      <text:p text:style-name="P3"/>
      <text:p text:style-name="P3"/>
      <text:p text:style-name="P3"><text:span text:style-name="T6">Primer </text:span>Proyecto <text:span text:style-name="T6">Programado</text:span> </text:p>
      <text:p text:style-name="P1"/>
      <text:table-of-content text:style-name="Sect1" text:protected="true" text:name="Índice de contenido1">
        <text:table-of-content-source text:outline-level="10" text:use-index-source-styles="true">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P20" text:outline-level="1">Índice</text:h>
          </text:index-title>
          <text:p text:style-name="P30"><text:a xlink:type="simple" xlink:href="#__RefHeading__105_659973887" text:style-name="Index_20_Link" text:visited-style-name="Index_20_Link">Semana Primera<text:tab/>3</text:a></text:p>
          <text:p text:style-name="P31"><text:a xlink:type="simple" xlink:href="#__RefHeading__1048_659973887" text:style-name="Index_20_Link" text:visited-style-name="Index_20_Link">12 de Marzo del 2015 – 8:47 pm – 9:20 pm<text:tab/>3</text:a></text:p>
          <text:p text:style-name="P31"><text:a xlink:type="simple" xlink:href="#__RefHeading__1050_659973887" text:style-name="Index_20_Link" text:visited-style-name="Index_20_Link">13 de Marzo del 2015 – 9:13 pm –11:24 pm<text:tab/>3</text:a></text:p>
          <text:p text:style-name="P31"><text:a xlink:type="simple" xlink:href="#__RefHeading__1052_659973887" text:style-name="Index_20_Link" text:visited-style-name="Index_20_Link">14 de Marzo del 2015 – 10:25 am – 2:16 pm<text:tab/>3</text:a></text:p>
          <text:p text:style-name="P30"><text:a xlink:type="simple" xlink:href="#__RefHeading__174_141183169" text:style-name="Index_20_Link" text:visited-style-name="Index_20_Link">Semana Segunda<text:tab/>3</text:a></text:p>
          <text:p text:style-name="P30"><text:a xlink:type="simple" xlink:href="#__RefHeading__176_141183169" text:style-name="Index_20_Link" text:visited-style-name="Index_20_Link">Semana Tercera<text:tab/>4</text:a></text:p>
          <text:p text:style-name="P31"><text:a xlink:type="simple" xlink:href="#__RefHeading__449_2063579984" text:style-name="Index_20_Link" text:visited-style-name="Index_20_Link">23 de Marzo del 2015 – 7:28 pm – 10:02 pm<text:tab/>4</text:a></text:p>
          <text:p text:style-name="P31"><text:a xlink:type="simple" xlink:href="#__RefHeading__451_2063579984" text:style-name="Index_20_Link" text:visited-style-name="Index_20_Link">24 de Marzo del 2015 – 7:50 pm – 8:40 pm<text:tab/>4</text:a></text:p>
          <text:p text:style-name="P31"><text:a xlink:type="simple" xlink:href="#__RefHeading__453_2063579984" text:style-name="Index_20_Link" text:visited-style-name="Index_20_Link">27 de Marzo del 2015 – 2:40 pm – 9:30 pm<text:tab/>4</text:a></text:p>
          <text:p text:style-name="P31"><text:a xlink:type="simple" xlink:href="#__RefHeading__455_2063579984" text:style-name="Index_20_Link" text:visited-style-name="Index_20_Link">28 de Marzo del 2015 – 7:30 pm – 29 de Marzo del 2015 – 1:40 pm<text:tab/>4</text:a></text:p>
          <text:p text:style-name="P31"><text:a xlink:type="simple" xlink:href="#__RefHeading__457_2063579984" text:style-name="Index_20_Link" text:visited-style-name="Index_20_Link">29 de Marzo del 2015 – 9:50 am – 12:00 pm y 2:00 pm – 30 de Marzo del 2015 – 1:30 am<text:tab/>4</text:a></text:p>
          <text:p text:style-name="P30"><text:a xlink:type="simple" xlink:href="#__RefHeading__459_2063579984" text:style-name="Index_20_Link" text:visited-style-name="Index_20_Link">Semana Cuarta<text:tab/>5</text:a></text:p>
          <text:p text:style-name="P31"><text:a xlink:type="simple" xlink:href="#__RefHeading__461_2063579984" text:style-name="Index_20_Link" text:visited-style-name="Index_20_Link">30 de Marzo del 2015 – 9:40 am –31 de Marzo del 2015 – 12:00 am<text:tab/>5</text:a></text:p>
          <text:p text:style-name="P31"><text:a xlink:type="simple" xlink:href="#__RefHeading__463_2063579984" text:style-name="Index_20_Link" text:visited-style-name="Index_20_Link">31 de Marzo del 2015 – 2:40 pm –1 de Abril del 2015 – 12:05 am<text:tab/>5</text:a></text:p>
          <text:p text:style-name="P31"><text:a xlink:type="simple" xlink:href="#__RefHeading__465_2063579984" text:style-name="Index_20_Link" text:visited-style-name="Index_20_Link">1 de Abril del 2015 – 1:00 pm –11:34 pm<text:tab/>5</text:a></text:p>
          <text:p text:style-name="P31"><text:a xlink:type="simple" xlink:href="#__RefHeading__467_2063579984" text:style-name="Index_20_Link" text:visited-style-name="Index_20_Link">2 de Abril del 2015 – 12:34 pm –11:34 pm<text:tab/>5</text:a></text:p>
        </text:index-body>
      </text:table-of-content>
      <text:p text:style-name="Text_20_body"/>
      <text:h text:style-name="P21" text:outline-level="1"><text:bookmark-start text:name="__RefHeading__105_659973887"/><text:span text:style-name="T1">Semana Primera</text:span> <text:bookmark-end text:name="__RefHeading__105_659973887"/></text:h>
      <text:p text:style-name="P2">Esta semana comprenden los periodos entre el <text:span text:style-name="T6">jueves 12 de Marzo</text:span> <text:span text:style-name="T5">domingo</text:span> 1<text:span text:style-name="T8">5</text:span> de <text:span text:style-name="T6">Marzo</text:span>.</text:p>
      <text:h text:style-name="P28" text:outline-level="2" text:is-list-header="true"><text:bookmark-start text:name="__RefHeading__1048_659973887"/>1<text:span text:style-name="T6">2</text:span> de <text:span text:style-name="T6">Marzo</text:span> del 2015 – <text:span text:style-name="T6">8:47 pm – 9:20 pm</text:span><text:bookmark-end text:name="__RefHeading__1048_659973887"/></text:h>
      <text:p text:style-name="P8">Comencé por mi parte con la investigación, en este caso, la búsqueda principalmente de documentos, los cuales mencionan las bases para la utilización del Latex, para luego poder profundizar.</text:p>
      <text:p text:style-name="P5"/>
      <text:h text:style-name="P29" text:outline-level="2" text:is-list-header="true"><text:bookmark-start text:name="__RefHeading__1050_659973887"/>1<text:span text:style-name="T6">3</text:span> de <text:span text:style-name="T6">Marzo</text:span> del 2015 – <text:span text:style-name="T6">9:13</text:span> <text:span text:style-name="T6">p</text:span>m –<text:span text:style-name="T6">11:24 pm</text:span><text:bookmark-end text:name="__RefHeading__1050_659973887"/></text:h>
      <text:p text:style-name="P10"><text:span text:style-name="T7">Reunión</text:span> mediante skype, para el <text:s/>inicio de la <text:span text:style-name="T7">redacción</text:span> de la <text:span text:style-name="T7">documentación</text:span>, y organización de <text:span text:style-name="T7">investigación</text:span> y planteamiento de metas(para la fecha 18 de Marzo),meta de <text:span text:style-name="T7">finalización</text:span> de la <text:span text:style-name="T7">investigación</text:span> <text:span text:style-name="T7">inicial.</text:span> Se me asigno la <text:span text:style-name="T7">investigación</text:span> de latex.</text:p>
      <text:p text:style-name="P10">Se hablo para la organización de la cantidad estima de horas que cada integrante del grupo <text:span text:style-name="T7">podía</text:span> llegar a dedicar por semana, con posibilidad de reevaluacion( yo de 20 a 30 horas).</text:p>
      <text:h text:style-name="P23" text:outline-level="2"><text:bookmark-start text:name="__RefHeading__1052_659973887"/>1<text:span text:style-name="T7">4</text:span> de <text:span text:style-name="T7">Marzo</text:span> del 2015 – <text:span text:style-name="T7">10</text:span>:<text:span text:style-name="T7">25</text:span> <text:span text:style-name="T7">am – 2:16 pm</text:span><text:bookmark-end text:name="__RefHeading__1052_659973887"/></text:h>
      <text:p text:style-name="P12">Reunión presencial en residencias (lugar donde habita Albin), se definen teóricamente, después de una amplia discusión cual debería ser el funcionamiento del vheap, se establecen fusiones principales para las clases vobject y vref.</text:p>
      <text:p text:style-name="P12">Se inicia con la elaboración del del uml y se discute sobre la posibilidad de utilizar el id del vref como su mismo ofset para facilitar su manejo, mediante la utilización de un doble puntero. Se realiza un prueba de sobre escritura del operador equal(prueba exitosa).</text:p>
      <text:h text:style-name="P18" text:outline-level="1"><text:bookmark-start text:name="__RefHeading__174_141183169"/><text:span text:style-name="T1">Semana </text:span><text:span text:style-name="T2">Segunda</text:span><text:bookmark-end text:name="__RefHeading__174_141183169"/></text:h>
      <text:p text:style-name="P4">Esta semana comprenden los periodos entre el <text:span text:style-name="T4">lunes</text:span> 1<text:span text:style-name="T4">6</text:span> de <text:span text:style-name="T8">Marzo</text:span> al <text:span text:style-name="T3">domingo</text:span> <text:span text:style-name="T4">22</text:span> de <text:span text:style-name="T8">Marzo</text:span>.</text:p>
      <text:p text:style-name="P13"/>
      <text:p text:style-name="P7"/>
      <text:h text:style-name="P22" text:outline-level="1"><text:bookmark-start text:name="__RefHeading__176_141183169"/><text:span text:style-name="T1">Semana </text:span><text:span text:style-name="T2">Tercera</text:span><text:bookmark-end text:name="__RefHeading__176_141183169"/></text:h>
      <text:p text:style-name="P4">Esta semana comprenden los periodos entre el <text:span text:style-name="T4">lunes</text:span> <text:span text:style-name="T4">23</text:span> de <text:span text:style-name="T8">Marzo</text:span> al <text:span text:style-name="T4">sábado</text:span> <text:span text:style-name="T4">29</text:span> de <text:span text:style-name="T8">Marzo</text:span>.</text:p>
      <text:h text:style-name="P24" text:outline-level="2"><text:bookmark-start text:name="__RefHeading__449_2063579984"/>23 de Marzo del 2015 – 7:28 <text:span text:style-name="T11">p</text:span>m – 10:02 pm<text:bookmark-end text:name="__RefHeading__449_2063579984"/></text:h>
      <text:p text:style-name="P14"><text:span text:style-name="T9">Continuación de la realización del UML</text:span></text:p>
      <text:h text:style-name="P24" text:outline-level="2"><text:bookmark-start text:name="__RefHeading__451_2063579984"/>24 de Marzo del 2015 – 7:50 <text:span text:style-name="T11">p</text:span>m – 8:40 pm<text:bookmark-end text:name="__RefHeading__451_2063579984"/></text:h>
      <text:p text:style-name="P14"><text:span text:style-name="T10">Contundencia</text:span><text:span text:style-name="T9"> del vheap, vreaf y algunas otras clases en UML</text:span></text:p>
      <text:h text:style-name="P25" text:outline-level="2"><text:bookmark-start text:name="__RefHeading__453_2063579984"/>2<text:span text:style-name="T11">7</text:span> de Marzo del 2015 – <text:span text:style-name="T11">2</text:span>:<text:span text:style-name="T11">40</text:span> <text:span text:style-name="T11">p</text:span>m – <text:span text:style-name="T11">9</text:span>:<text:span text:style-name="T11">30</text:span> pm<text:bookmark-end text:name="__RefHeading__453_2063579984"/></text:h>
      <text:p text:style-name="P15">Reunión vía <text:span text:style-name="T18">Skype</text:span> con Cristian, se realiza una discursaron para el entendimiento de los elementos del trabajo.</text:p>
      <text:p text:style-name="P15">Comienzo con la investigaron de biblioteca para la elaboración de la escritura y lectura de archivos (solo <text:span text:style-name="T18">investigación</text:span>)</text:p>
      <text:h text:style-name="P25" text:outline-level="2"><text:bookmark-start text:name="__RefHeading__455_2063579984"/>2<text:span text:style-name="T11">8</text:span> de Marzo del 2015 – 7:<text:span text:style-name="T11">30</text:span> <text:span text:style-name="T11">p</text:span>m – <text:span text:style-name="T11">29 de Marzo del 2015 </text:span>– <text:span text:style-name="T11">1:40 pm</text:span><text:bookmark-end text:name="__RefHeading__455_2063579984"/></text:h>
      <text:p text:style-name="P15">Reunión con Cristian pos Skpe.</text:p>
      <text:p text:style-name="P15">Inicio de la creación de archivo de escritura y lectura, para paginación, se crea un prototipo funcional</text:p>
      <text:p text:style-name="P15">con un archivo .bat</text:p>
      <text:p text:style-name="P15"><text:span text:style-name="T18">discusión</text:span> sobre <text:span text:style-name="T18">detalles</text:span> de <text:span text:style-name="T18">funcionamiento</text:span> <text:s/>en la <text:span text:style-name="T18">implementación</text:span> del vheap.</text:p>
      <text:p text:style-name="P15"><text:span text:style-name="T18">Continuación</text:span> de Latex, <text:span text:style-name="T18">investigación</text:span> del formato de ieee, consiguiendo varias versiones levemente diferenciadas entre. Y se inicia con la <text:span text:style-name="T18">creación</text:span> de la “plantilla” del paper en latex.</text:p>
      <text:p text:style-name="P15"/>
      <text:h text:style-name="P25" text:outline-level="2"><text:bookmark-start text:name="__RefHeading__457_2063579984"/>2<text:span text:style-name="T11">9</text:span> de Marzo del 2015 – <text:span text:style-name="T11">9</text:span>:<text:span text:style-name="T11">50</text:span> <text:span text:style-name="T11">a</text:span>m – <text:span text:style-name="T11">12:00 pm y 2:00 pm </text:span>– <text:span text:style-name="T11">30 de Marzo del 2015 </text:span>– 1:30 am<text:bookmark-end text:name="__RefHeading__457_2063579984"/></text:h>
      <text:p text:style-name="P11"><text:span text:style-name="T17">Reunión</text:span> con cristian <text:span text:style-name="T17">vía</text:span> skype.</text:p>
      <text:p text:style-name="P11"><text:soft-page-break/><text:span text:style-name="T17">Continuación</text:span> de la <text:span text:style-name="T17">realización</text:span> del <text:span text:style-name="T17">código</text:span> de <text:span text:style-name="T17">paginación</text:span>, logrando <text:span text:style-name="T17">la creación</text:span> del archivo <text:span text:style-name="T17">binaria</text:span> de <text:span text:style-name="T17">extensión</text:span> .bin de <text:span text:style-name="T17">lectura</text:span> y <text:span text:style-name="T17">escritura</text:span>, problema de <text:span text:style-name="T17">sobre escritura</text:span> sobre el archivo. Y problema en <text:span text:style-name="T17">condición</text:span> de parada del for de reescritura, problema persiste.</text:p>
      <text:h text:style-name="P19" text:outline-level="1"><text:bookmark-start text:name="__RefHeading__459_2063579984"/><text:span text:style-name="T13">Semana </text:span><text:span text:style-name="T15">Cuarta</text:span><text:bookmark-end text:name="__RefHeading__459_2063579984"/></text:h>
      <text:h text:style-name="P25" text:outline-level="2"><text:bookmark-start text:name="__RefHeading__461_2063579984"/>30 de <text:span text:style-name="T11">Mar</text:span>zo del 2015 – <text:span text:style-name="T11">9</text:span>:<text:span text:style-name="T11">40</text:span> <text:span text:style-name="T11">a</text:span>m –<text:span text:style-name="T11">31 de Marzo del 2015</text:span> – <text:span text:style-name="T11">12:00 am</text:span><text:bookmark-end text:name="__RefHeading__461_2063579984"/></text:h>
      <text:p text:style-name="P15"><text:span text:style-name="T16">Reunión</text:span> <text:span text:style-name="T16">vía</text:span> Skype con Cristian.</text:p>
      <text:p text:style-name="P16">Búsqueda de errores en prototipo de paginación, solución del error de sobrescriba, he intento de unión <text:s/>con clase vref.</text:p>
      <text:h text:style-name="P26" text:outline-level="2"><text:bookmark-start text:name="__RefHeading__463_2063579984"/>3<text:span text:style-name="T17">1</text:span> de <text:span text:style-name="T11">Mar</text:span>zo del 2015 – <text:span text:style-name="T17">2</text:span>:<text:span text:style-name="T11">40</text:span> <text:span text:style-name="T17">pm</text:span> –<text:span text:style-name="T17">1 de Abril del 2015</text:span> – <text:span text:style-name="T11">12:05 am</text:span><text:bookmark-end text:name="__RefHeading__463_2063579984"/></text:h>
      <text:p text:style-name="P17">Creación de la clase fheap.h y fheap.cpp, corrección del error en la condición del for, utilización de lista simple para el almacenamiento de los pesos de los objetos <text:s/>agregados para un correcto casteo. Continuo del formato de paper, <text:s/>fallos del editor del paper, por que se dio la necesidad de reinstalar el editor, al no fusionar se prosiguió a buscar un nuevo editor (gummi), se prueban 4 aproximadamente.</text:p>
      <text:p text:style-name="P17">Unión base del fheap con el vref, fusiona miento teórico no probado.</text:p>
      <text:h text:style-name="P27" text:outline-level="2"><text:bookmark-start text:name="__RefHeading__465_2063579984"/><text:span text:style-name="T14">1 de Abril del 2015</text:span><text:span text:style-name="T12"> – </text:span><text:span text:style-name="T14">1:00 pm </text:span><text:span text:style-name="T12">–</text:span><text:span text:style-name="T14">11:34 pm</text:span><text:bookmark-end text:name="__RefHeading__465_2063579984"/></text:h>
      <text:p text:style-name="P17">Continuación del formato del paper, problemas a la hora de intentar colocar imágenes y utilización de tablas, se com<text:span text:style-name="T18">i</text:span>enzo a colocar la información en la “plantila” de latex creada para el paper. Problema con la creación de referencias, fallos random sin solución con algunas referencias.</text:p>
      <text:h text:style-name="P27" text:outline-level="2"><text:bookmark-start text:name="__RefHeading__467_2063579984"/><text:span text:style-name="T14">2 de Abril del 2015</text:span><text:span text:style-name="T12"> – </text:span><text:span text:style-name="T14">12:34 pm </text:span><text:span text:style-name="T12">–</text:span><text:span text:style-name="T14">11:34 pm</text:span><text:bookmark-end text:name="__RefHeading__467_2063579984"/></text:h>
      <text:p text:style-name="P17">Seguimiento de del paper, se agregan mas referencias, problema anterior persiste, algunas referencias de youtube.com, stackoverflow.com,entre otras, no se logran colocar, se cola un resumen breve so<text:span text:style-name="T18">b</text:span>re el memory management, y ubicación de las posibles secciones a proseguir. </text:p>
      <text:p text:style-name="P17"><text:span text:style-name="T18">Inicio</text:span> de la <text:span text:style-name="T18">bitácora</text:span>, previamente escrita en un cuaderno a mano, es decir , se pasa en limpio, y <text:soft-page-break/>elaboración del timesheet.</text:p>
      <text:p text:style-name="P17">continuación de la documentación exter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background-color="transparent" style:shadow="none">
        <style:background-image/>
      </style:paragraph-properties>
      <style:text-properties fo:text-transform="uppercase" style:font-name="Liberation Serif1" fo:font-family="'Liberation Serif'" style:font-style-name="Negrita"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Negrita" style:font-family-generic="roman"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4e49c" officeooo:paragraph-rsid="0014e49c"/>
    </style:style>
    <style:style style:name="MP2" style:family="paragraph" style:parent-style-name="Standard">
      <style:paragraph-properties fo:padding="0.0291in" fo:border-left="none" fo:border-right="none" fo:border-top="none" fo:border-bottom="0.99pt solid #000000" style:join-border="false"/>
      <style:text-properties officeooo:rsid="0014e49c" officeooo:paragraph-rsid="0014e49c"/>
    </style:style>
    <style:style style:name="MT1" style:family="text">
      <style:text-properties officeooo:rsid="005f8c4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itácora <text:span text:style-name="MT1">Francisco Alvarado Ferllini</text:span></text:p>
        <text:p text:style-name="MP1">Proyecto Diagnostico</text:p>
        <text:p text:style-name="MP1">I Semestre 2015</text:p>
        <text:p text:style-name="MP2">Algoritmos y Estructuras de Datos I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7:36:50.992741147</meta:creation-date>
    <dc:date>2015-04-02T22:19:22.824703089</dc:date>
    <meta:editing-duration>PT3H35M32S</meta:editing-duration>
    <meta:editing-cycles>76</meta:editing-cycles>
    <meta:generator>LibreOffice/4.3.3.2$Linux_X86_64 LibreOffice_project/430m0$Build-2</meta:generator>
    <meta:document-statistic meta:table-count="0" meta:image-count="0" meta:object-count="0" meta:page-count="6" meta:paragraph-count="67" meta:word-count="923" meta:character-count="5299" meta:non-whitespace-character-count="4386"/>
  </office:meta>
</office:document-meta>
</file>